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0DD303FAAC3221FB3DB.png" manifest:media-type="image/png"/>
  <manifest:file-entry manifest:full-path="Pictures/10000001000002E7000000C7FC56E5C0C56CF7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d66f" officeooo:paragraph-rsid="0008d66f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}</text:p>
      <text:p text:style-name="P1"/>
      <text:p text:style-name="P1"/>
      <text:p text:style-name="P1"><draw:frame draw:style-name="fr1" draw:name="Image1" text:anchor-type="char" svg:width="17cm" svg:height="4.553cm" draw:z-index="0"><draw:image xlink:href="Pictures/10000001000002E7000000C7FC56E5C0C56CF7D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Question 2} <text:s/></text:p>
      <text:p text:style-name="P1"/>
      <text:p text:style-name="P1"/>
      <text:p text:style-name="P1"><draw:frame draw:style-name="fr1" draw:name="Image2" text:anchor-type="char" svg:width="17cm" svg:height="5.54cm" draw:z-index="1"><draw:image xlink:href="Pictures/10000001000002A6000000DD303FAAC3221FB3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0:06:28.724209764</meta:creation-date>
    <dc:date>2024-03-13T17:20:35.259730972</dc:date>
    <meta:editing-duration>PT6M4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3" meta:word-count="4" meta:character-count="25" meta:non-whitespace-character-count="20"/>
  </office:meta>
</office:document-meta>
</file>